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d3b2" officeooo:paragraph-rsid="0002d3b2"/>
    </style:style>
    <style:style style:name="P2" style:family="paragraph" style:parent-style-name="Standard">
      <style:text-properties style:font-name="Arial" officeooo:rsid="00034803" officeooo:paragraph-rsid="00034803"/>
    </style:style>
    <style:style style:name="P3" style:family="paragraph" style:parent-style-name="Standard">
      <style:text-properties style:font-name="Arial" officeooo:rsid="00034803" officeooo:paragraph-rsid="00035fb4"/>
    </style:style>
    <style:style style:name="P4" style:family="paragraph" style:parent-style-name="Standard">
      <style:text-properties style:font-name="Arial" style:text-underline-style="none" officeooo:rsid="00035fb4" officeooo:paragraph-rsid="00035fb4"/>
    </style:style>
    <style:style style:name="P5" style:family="paragraph" style:parent-style-name="Standard">
      <style:text-properties style:font-name="Arial" style:text-underline-style="none" officeooo:rsid="0002d3b2" officeooo:paragraph-rsid="0002d3b2"/>
    </style:style>
    <style:style style:name="P6" style:family="paragraph" style:parent-style-name="Standard">
      <style:text-properties style:font-name="Arial" style:text-underline-style="none" officeooo:rsid="00034803" officeooo:paragraph-rsid="00034803"/>
    </style:style>
    <style:style style:name="P7" style:family="paragraph" style:parent-style-name="Standard">
      <style:text-properties style:font-name="Arial" fo:font-style="normal" style:text-underline-style="none" officeooo:rsid="00034803" officeooo:paragraph-rsid="00034803" style:font-style-asian="normal" style:font-style-complex="normal"/>
    </style:style>
    <style:style style:name="P8" style:family="paragraph" style:parent-style-name="Standard">
      <style:text-properties style:font-name="Arial" fo:font-style="normal" style:text-underline-style="none" officeooo:rsid="00034803" officeooo:paragraph-rsid="00035fb4" style:font-style-asian="normal" style:font-style-complex="normal"/>
    </style:style>
    <style:style style:name="P9" style:family="paragraph" style:parent-style-name="Standard">
      <style:text-properties style:font-name="Arial" fo:font-style="normal" style:text-underline-style="none" officeooo:rsid="00035fb4" officeooo:paragraph-rsid="00034803" style:font-style-asian="normal" style:font-style-complex="normal"/>
    </style:style>
    <style:style style:name="P10" style:family="paragraph" style:parent-style-name="Standard">
      <style:text-properties style:font-name="Arial" fo:font-style="normal" style:text-underline-style="none" officeooo:rsid="00035fb4" officeooo:paragraph-rsid="00035fb4" style:font-style-asian="normal" style:font-style-complex="normal"/>
    </style:style>
    <style:style style:name="P11" style:family="paragraph" style:parent-style-name="Standard">
      <style:text-properties style:font-name="Arial" fo:font-style="normal" style:text-underline-style="solid" style:text-underline-width="auto" style:text-underline-color="font-color" officeooo:rsid="00034803" officeooo:paragraph-rsid="00034803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035fb4" officeooo:paragraph-rsid="00035fb4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034803" officeooo:paragraph-rsid="00034803" style:font-style-asian="normal" style:font-style-complex="normal"/>
    </style:style>
    <style:style style:name="P14" style:family="paragraph" style:parent-style-name="Standard">
      <style:text-properties style:text-underline-style="none" officeooo:rsid="0002d3b2" officeooo:paragraph-rsid="0002d3b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035fb4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iro(<text:span text:style-name="T1">ID</text:span><text:span text:style-name="T2">, nome, CPF, e-mail, dataNasc, passaporte, #IDPais)</text:span></text:p>
      <text:p text:style-name="P5"/>
      <text:p text:style-name="P1"><text:span text:style-name="T2">Passagem(</text:span><text:span text:style-name="T1">ID,</text:span><text:span text:style-name="T2"> assento, #IDPassageiro, #IDVoo)</text:span></text:p>
      <text:p text:style-name="P5"/>
      <text:p text:style-name="P2"><text:span text:style-name="T2">Pais(</text:span><text:span text:style-name="T1">ID</text:span><text:span text:style-name="T2">, nome)</text:span></text:p>
      <text:p text:style-name="P6"/>
      <text:p text:style-name="P2"><text:span text:style-name="T2">Cidade(</text:span><text:span text:style-name="T1">ID</text:span><text:span text:style-name="T3">, </text:span><text:span text:style-name="T5">nome, #IDPais)</text:span></text:p>
      <text:p text:style-name="P7"/>
      <text:p text:style-name="P3"><text:span text:style-name="T5">Voo(</text:span><text:span text:style-name="T7">ID</text:span><text:span text:style-name="T5">, horaChegada, horaSaida, #IDCidadeChegada, #IDCidadeSaida,</text:span></text:p>
      <text:p text:style-name="P8"><text:s/>#IDCompaniaAerea)</text:p>
      <text:p text:style-name="P8"/>
      <text:p text:style-name="P2"><text:span text:style-name="T5">CompaniaAerea(</text:span><text:span text:style-name="T7">ID</text:span><text:span text:style-name="T5">, nome)</text:span></text:p>
      <text:p text:style-name="P7"/>
      <text:p text:style-name="P2"><text:span text:style-name="T5">Aviao(</text:span><text:span text:style-name="T7">ID</text:span><text:span text:style-name="T5">, horasdeVoo, dataFabricacao, numEstacionamento, #IDModelo) </text:span><text:span text:style-name="T6">(Precisa ter mesmo uma tabela de estacionamento?) </text:span></text:p>
      <text:p text:style-name="P9"/>
      <text:p text:style-name="P2"><text:span text:style-name="T5">Modelo(</text:span><text:span text:style-name="T7">ID</text:span><text:span text:style-name="T5">, nome, capacidade)</text:span></text:p>
      <text:p text:style-name="P7"/>
      <text:p text:style-name="P2"><text:span text:style-name="T5">Piloto(</text:span><text:span text:style-name="T7">ID</text:span><text:span text:style-name="T5">, nome, CPF, #IDCompaniaAerea)</text:span></text:p>
      <text:p text:style-name="P7"/>
      <text:p text:style-name="P2"><text:span text:style-name="T5">AviaoPilotoVoo (</text:span><text:span text:style-name="T7">#IDAviao, #IDVoo, #IDPiloto)</text:span></text:p>
      <text:p text:style-name="P11"/>
      <text:p text:style-name="P4"><text:span text:style-name="T4">Bagagem(</text:span><text:span text:style-name="T7">ID, </text:span><text:span text:style-name="T4">peso, #IDPassageiro)</text:span></text:p>
      <text:p text:style-name="P10"/>
      <text:p text:style-name="P4"><text:span text:style-name="T4">Aeropoto(</text:span><text:span text:style-name="T7">ID</text:span><text:span text:style-name="T4">, nome, #IDCidade)</text:span></text:p>
      <text:p text:style-name="P10"/>
      <text:p text:style-name="P4"><text:span text:style-name="T4">Funcionario(</text:span><text:span text:style-name="T7">ID</text:span><text:span text:style-name="T4">, salario, <text:s/>numDependentes, #IDEquipe)</text:span></text:p>
      <text:p text:style-name="P10"/>
      <text:p text:style-name="P4"><text:span text:style-name="T4">Motorista(</text:span><text:span text:style-name="T7">#IDFuncionario</text:span><text:span text:style-name="T4">, CNH) <text:s text:c="2"/>*Motorista dirige um ou mais taxi</text:span></text:p>
      <text:p text:style-name="P10"/>
      <text:p text:style-name="P4"><text:span text:style-name="T4">Taxi(</text:span><text:span text:style-name="T7">ID</text:span><text:span text:style-name="T4">, placa, #IDMotorista, #IDAeroporto)</text:span></text:p>
      <text:p text:style-name="P10"/>
      <text:p text:style-name="P4"><text:span text:style-name="T4">Loja(</text:span><text:span text:style-name="T7">ID</text:span><text:span text:style-name="T4">, qntdFuncinarios, nome, #IDRamo, #IDAeroporto)</text:span></text:p>
      <text:p text:style-name="P10"/>
      <text:p text:style-name="P4"><text:span text:style-name="T4">Ramo(</text:span><text:span text:style-name="T7">ID</text:span><text:span text:style-name="T4">, nome)</text:span></text:p>
      <text:p text:style-name="P12"/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10:04.117000000</meta:creation-date>
    <dc:date>2015-12-08T21:03:00.617000000</dc:date>
    <meta:editing-duration>PT32M16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8" meta:word-count="76" meta:character-count="772" meta:non-whitespace-character-count="709"/>
  </office:meta>
</office:document-meta>
</file>